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e00" officeooo:paragraph-rsid="001bee00"/>
    </style:style>
    <style:style style:name="P2" style:family="paragraph" style:parent-style-name="Standard">
      <style:text-properties officeooo:rsid="001bee00" officeooo:paragraph-rsid="001bee00" fo:background-color="#ffff00"/>
    </style:style>
    <style:style style:name="T1" style:family="text">
      <style:text-properties officeooo:rsid="001bee00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t Ctrl+R (Alt+R on Win/Linux) to launch the runner for the active window.</text:p>
      <text:p text:style-name="P2">Hit Ctrl+Shift+R (Alt+Shift+R on Win/Linux) to run the currently selected text in the active window.</text:p>
      <text:p text:style-name="P2">Hit Ctrl+Shift+C to kill a currently running process.</text:p>
      <text:p text:style-name="Standard"><text:span text:style-name="T1">Hit Escape to close the runner window.</text:span>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21:08:23.114616068</meta:creation-date>
    <dc:date>2018-02-21T23:45:13.664930154</dc:date>
    <meta:editing-duration>PT2H26M40S</meta:editing-duration>
    <meta:editing-cycles>1</meta:editing-cycles>
    <meta:document-statistic meta:table-count="0" meta:image-count="0" meta:object-count="0" meta:page-count="1" meta:paragraph-count="4" meta:word-count="43" meta:character-count="266" meta:non-whitespace-character-count="227"/>
    <meta:generator>LibreOffice/5.1.6.2$Linux_X86_64 LibreOffice_project/10m0$Build-2</meta:generator>
  </office:meta>
</office:document-meta>
</file>